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8e89b" officeooo:paragraph-rsid="000e9c7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046806" officeooo:paragraph-rsid="0004680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08e89b" officeooo:paragraph-rsid="0008e89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0e9c74" officeooo:paragraph-rsid="000e9c7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officeooo:rsid="00046806" officeooo:paragraph-rsid="00046806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fo:font-weight="normal" officeooo:rsid="000e9c74" officeooo:paragraph-rsid="001051df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rsid="00046806" officeooo:paragraph-rsid="00046806"/>
    </style:style>
    <style:style style:name="P8" style:family="paragraph" style:parent-style-name="Text_20_body">
      <style:paragraph-properties fo:text-align="justify" style:justify-single-word="false"/>
      <style:text-properties officeooo:rsid="00046806" officeooo:paragraph-rsid="00064e4d"/>
    </style:style>
    <style:style style:name="P9" style:family="paragraph" style:parent-style-name="Text_20_body">
      <style:paragraph-properties fo:text-align="justify" style:justify-single-word="false"/>
      <style:text-properties officeooo:paragraph-rsid="00064e4d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064e4d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080a7d"/>
    </style:style>
    <style:style style:name="P12" style:family="paragraph" style:parent-style-name="Text_20_body">
      <style:paragraph-properties fo:text-align="justify" style:justify-single-word="false"/>
      <style:text-properties officeooo:paragraph-rsid="00080a7d"/>
    </style:style>
    <style:style style:name="P13" style:family="paragraph" style:parent-style-name="Text_20_body">
      <style:paragraph-properties fo:text-align="justify" style:justify-single-word="false"/>
      <style:text-properties officeooo:paragraph-rsid="00077d80"/>
    </style:style>
    <style:style style:name="P14" style:family="paragraph" style:parent-style-name="Text_20_body">
      <style:paragraph-properties fo:text-align="justify" style:justify-single-word="false"/>
      <style:text-properties officeooo:paragraph-rsid="0008583b"/>
    </style:style>
    <style:style style:name="P15" style:family="paragraph" style:parent-style-name="Text_20_body">
      <style:paragraph-properties fo:text-align="justify" style:justify-single-word="false"/>
      <style:text-properties officeooo:paragraph-rsid="0008e89b"/>
    </style:style>
    <style:style style:name="P16" style:family="paragraph" style:parent-style-name="Text_20_body">
      <style:paragraph-properties fo:text-align="justify" style:justify-single-word="false"/>
      <style:text-properties officeooo:paragraph-rsid="000e9c74"/>
    </style:style>
    <style:style style:name="P17" style:family="paragraph" style:parent-style-name="Text_20_body">
      <style:paragraph-properties fo:text-align="justify" style:justify-single-word="false"/>
      <style:text-properties officeooo:paragraph-rsid="000f2105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officeooo:paragraph-rsid="000e9c74"/>
    </style:style>
    <style:style style:name="P19" style:family="paragraph" style:parent-style-name="Text_20_body" style:list-style-name="L2"/>
    <style:style style:name="T1" style:family="text">
      <style:text-properties officeooo:rsid="0004de0b"/>
    </style:style>
    <style:style style:name="T2" style:family="text">
      <style:text-properties fo:font-variant="normal" fo:text-transform="none" style:use-window-font-color="true" loext:opacity="0%" style:font-name="Liberation Serif" fo:font-size="12pt" fo:font-style="normal" fo:font-weight="normal" officeooo:rsid="00064e4d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loext:opacity="0%" style:font-name="Liberation Serif" fo:font-size="12pt" fo:font-style="normal" fo:font-weight="normal" officeooo:rsid="000e9c74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style:font-name="Liberation Serif" fo:font-size="12pt" fo:font-style="normal" fo:font-weight="normal" officeooo:rsid="00046806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loext:opacity="0%" style:font-name="Liberation Serif" fo:font-size="12pt" fo:font-style="normal" fo:font-weight="normal" officeooo:rsid="000f2105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loext:opacity="0%" style:font-name="Liberation Serif" fo:font-size="12pt" fo:font-style="normal" fo:font-weight="bold" officeooo:rsid="000e9c74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loext:opacity="0%" style:font-name="Liberation Serif" fo:font-size="12pt" fo:font-style="normal" fo:font-weight="bold" officeooo:rsid="00064e4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064e4d" style:font-size-asian="12pt" style:font-size-complex="12pt"/>
    </style:style>
    <style:style style:name="T10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08583b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0f2105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64e4d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77d8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80a7d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8583b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8e89b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f2105" style:font-size-asian="12pt" style:font-weight-asian="normal" style:font-size-complex="12pt" style:font-weight-complex="normal"/>
    </style:style>
    <style:style style:name="T19" style:family="text">
      <style:text-properties officeooo:rsid="00064e4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8e89b"/>
    </style:style>
    <style:style style:name="T22" style:family="text">
      <style:text-properties style:font-name="Liberation Serif" fo:font-size="12pt" fo:font-weight="bold" officeooo:rsid="0008e89b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00a0152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00ac096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00c6b7d" style:font-size-asian="12pt" style:font-weight-asian="bold" style:font-size-complex="12pt" style:font-weight-complex="bold"/>
    </style:style>
    <style:style style:name="T26" style:family="text">
      <style:text-properties style:use-window-font-color="true" loext:opacity="0%" style:font-name="Liberation Serif" fo:font-size="12pt" fo:font-weight="bold" officeooo:rsid="0008e89b" style:font-size-asian="12pt" style:font-weight-asian="bold" style:font-size-complex="12pt" style:font-weight-complex="bold"/>
    </style:style>
    <style:style style:name="T27" style:family="text">
      <style:text-properties style:use-window-font-color="true" loext:opacity="0%" style:font-name="Liberation Serif" fo:font-size="12pt" fo:font-weight="normal" officeooo:rsid="000a0152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Liberation Serif" fo:font-size="12pt" fo:font-weight="normal" officeooo:rsid="000f2105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Liberation Serif" fo:font-size="12pt" fo:font-weight="normal" officeooo:rsid="000ac096" style:font-size-asian="12pt" style:font-weight-asian="normal" style:font-size-complex="12pt" style:font-weight-complex="normal"/>
    </style:style>
    <style:style style:name="T30" style:family="text">
      <style:text-properties officeooo:rsid="001051df"/>
    </style:style>
    <style:style style:name="T31" style:family="text">
      <style:text-properties officeooo:rsid="00046806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3c7e7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013c7e7"/>
    </style:style>
    <style:style style:name="T36" style:family="text">
      <style:text-properties style:font-name="Liberation Serif"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balho L.P.O.O. (Object Calisthenics)</text:h>
      <text:h text:style-name="Heading_20_1" text:outline-level="1"><text:span text:style-name="Strong_20_Emphasis">Nome:</text:span> Rafael Alves Faria</text:h>
      <text:h text:style-name="Heading_20_1" text:outline-level="1">Resumo</text:h>
      <text:p text:style-name="Text_20_body">O presente trabalho tem o intuito de apresentar e explicar as nove regras do <text:span text:style-name="Emphasis"><text:span text:style-name="T32">Object Calisthenic</text:span></text:span><text:span text:style-name="Emphasis">s</text:span>, um conjunto de práticas que visam melhorar a qualidade do código em Programação Orientada a Objetos. Essas regras foram introduzidas por Jeff Bay no livr o <text:span text:style-name="Emphasis">The ThoughtWorks Anthology</text:span> e têm como objetivo promover maior legibilidade, coesão, manutenibilidade e testabilidade do software. Além disso, elas contribuem para a aplicação dos princípios <text:span text:style-name="Strong_20_Emphasis">SOLID</text:span>, um acrônimo que reúne cinco diretrizes fundamentais da programação orientada a objetos. Embora não sejam de caráter obrigatório, tais práticas funcionam como um exercício de disciplina que auxilia o programador a desenvolver um estilo de escrita mais claro, organizado e sustentável, permitindo um constante aperfeiçoamento da lógica e da mentalidade de desenvolvimento.</text:p>
      <text:p text:style-name="Text_20_body"><text:span text:style-name="Strong_20_Emphasis">Palavras-chave:</text:span> Boas práticas; Legibilidade de código; <text:span text:style-name="T32">Object Calisthenics</text:span>; Princípios SOLID; Programação Orientada a Objetos.</text:p>
      <text:h text:style-name="Heading_20_2" text:outline-level="2">Introdução</text:h>
      <text:p text:style-name="Text_20_body">O <text:span text:style-name="Emphasis">Object Calisthenics</text:span> é um conjunto de nove regras e boas práticas voltadas para a programação orientada a objetos, com o objetivo de estimular a aplicação dos princípios SOLID. Criado por Jeff Bay, no livro <text:span text:style-name="Emphasis">The ThoughtWorks Anthology</text:span>, esse conjunto de orientações busca melhorar a legibilidade, a manutenibilidade, a testabilidade e a compreensão do código, servindo como uma forma de exercício para programadores que desejam aprimorar seu estilo de desenvolvimento.</text:p>
      <text:h text:style-name="Heading_20_2" text:outline-level="2">Regras do <text:span text:style-name="T32">Object Calisthenics</text:span></text:h>
      <text:p text:style-name="Text_20_body">As regras do <text:span text:style-name="Emphasis">Object Calisthenics</text:span> constituem diretrizes que ajudam o desenvolvedor a produzir código mais claro, coeso e de fácil manutenção. São elas:</text:p>
      <text:list text:style-name="L2">
        <text:list-item>
          <text:p text:style-name="P19"><text:span text:style-name="Strong_20_Emphasis"><text:span text:style-name="T32">Only One Level of Indentation Per Method</text:span></text:span><text:line-break/>Cada método deve possuir apenas um nível de indentação, incentivando a criação de métodos curtos e simples, o que melhora a legibilidade e evita complexidade desnecessária.</text:p>
        </text:list-item>
        <text:list-item>
          <text:p text:style-name="P19"><text:span text:style-name="Strong_20_Emphasis"><text:span text:style-name="T32">Don’t Use the ELSE Keyword</text:span></text:span><text:line-break/>O uso do comando ‘<text:span text:style-name="T33">else</text:span><text:span text:style-name="T35">’ d</text:span>eve ser evitado. Em vez disso, recomenda-se o uso de ‘<text:span text:style-name="Emphasis">early return’</text:span> ou polimorfismo para simplificar o fluxo de execução e reduzir ramificações excessivas.</text:p>
        </text:list-item>
        <text:list-item>
          <text:p text:style-name="P19"><text:span text:style-name="Strong_20_Emphasis"><text:span text:style-name="T32">Wrap All Primitives and Strings</text:span></text:span><text:line-break/>Tipos primitivos e strings devem ser encapsulados em objetos específicos do domínio, prevenindo o problema conhecido como <text:span text:style-name="Emphasis">primitive obsession</text:span> e aumentando a expressividade do código.</text:p>
        </text:list-item>
        <text:list-item>
          <text:p text:style-name="P19"><text:soft-page-break/><text:span text:style-name="Strong_20_Emphasis"><text:span text:style-name="T32">First-Class Collections</text:span></text:span><text:line-break/>Classes que lidam com coleções não devem possuir outros atributos além da própria coleção. Quando for necessário manipular elementos em conjunto, deve-se criar uma classe dedicada, que centralize os comportamentos relacionados a essa coleção.</text:p>
        </text:list-item>
        <text:list-item>
          <text:p text:style-name="P19"><text:span text:style-name="Strong_20_Emphasis"><text:span text:style-name="T32">One Dot Per Line</text:span></text:span><text:line-break/>O encadeamento excessivo de chamadas, como '<text:span text:style-name="Source_20_Text"><text:span text:style-name="T36">obj.getX()’, ‘.getY()’, ‘.getZ()’</text:span></text:span>, deve ser evitado. Em vez disso, os objetos devem expor comportamentos de forma clara, sem obrigar outros objetos a conhecerem sua estrutura interna.</text:p>
        </text:list-item>
        <text:list-item>
          <text:p text:style-name="P19"><text:span text:style-name="Strong_20_Emphasis"><text:span text:style-name="T32">Don’t Abbreviate</text:span></text:span><text:line-break/>Abreviações em nomes de variáveis, métodos ou classes devem ser evitadas, pois prejudicam a clareza. Recomenda-se utilizar nomes completos e descritivos, seguindo as convenções da linguagem utilizada.</text:p>
        </text:list-item>
        <text:list-item>
          <text:p text:style-name="P19"><text:span text:style-name="Strong_20_Emphasis"><text:span text:style-name="T32">Keep All Entities Small</text:span></text:span><text:line-break/>Classes não devem ultrapassar cinquenta linhas de código. Entidades pequenas favorecem a compreensão e a manutenção, tornando o software mais simples de evoluir.</text:p>
        </text:list-item>
        <text:list-item>
          <text:p text:style-name="P19"><text:span text:style-name="Strong_20_Emphasis"><text:span text:style-name="T32">No Classes With More Than Two Instance Variables</text:span></text:span><text:line-break/>O número de variáveis de instância em uma classe deve ser limitado a duas. Essa prática promove alta coesão e responsabilidade única, evitando que uma classe desempenhe mais funções do que deveria.</text:p>
        </text:list-item>
        <text:list-item>
          <text:p text:style-name="P19"><text:span text:style-name="Strong_20_Emphasis"><text:span text:style-name="T32">No Getters/Setters/Properties</text:span></text:span><text:line-break/>Métodos de acesso como <text:span text:style-name="Emphasis">getters</text:span> e <text:span text:style-name="Emphasis">setters</text:span> devem ser evitados, uma vez que podem incentivar a exposição desnecessária de dados internos. Os objetos devem priorizar comportamentos, em vez de apenas fornecer ou alterar informações.</text:p>
        </text:list-item>
      </text:list>
      <text:h text:style-name="Heading_20_2" text:outline-level="2">Conclusão</text:h>
      <text:p text:style-name="Text_20_body">Seguir as boas práticas do <text:span text:style-name="Emphasis">Object Calisthenics</text:span> auxilia desenvolvedores a produzirem códigos mais coesos, organizados e sustentáveis. Embora não se trate de um conjunto de regras obrigatórias, esse exercício de disciplina incentiva o profissional a aprimorar continuamente sua forma de pensar e escrever código. Dessa forma, além de melhorar a qualidade técnica dos sistemas, também contribui para o desenvolvimento de uma mentalidade mais sólida e madura na programação orientada a objetos.</text:p>
      <text:h text:style-name="Heading_20_2" text:outline-level="2">Referências</text:h>
      <text:p text:style-name="Text_20_body">CRUZ, Rafael. Desenvolva um código melhor com Object Calisthenics. <text:span text:style-name="Emphasis">Medium</text:span>, 6 ago. 2018. Disponível em: <text:a xlink:type="simple" xlink:href="https://medium.com/@rafaelcruz_48213/desenvolva-um-código-melhor-com-object-calisthenics-d5364767a9ba?utm_source=chatgpt.com" office:target-frame-name="_new" xlink:show="replace" text:style-name="Internet_20_link" text:visited-style-name="Visited_20_Internet_20_Link">https://medium.com/@rafaelcruz_48213/desenvolva-um-c%C3%B3digo-melhor-com-object-calisthenics-d5364767a9ba</text:a>. Acesso em: 27 ago. 2025.</text:p>
      <text:p text:style-name="Text_20_body">PAIXÃO, João Roberto da. O que é SOLID: o guia completo para você entender os 5 princípios da POO. <text:span text:style-name="Emphasis">Medium</text:span>, 6 jan. 2019. Disponível em: <text:a xlink:type="simple" xlink:href="https://medium.com/desenvolvendo-com-paixao/o-que-é-solid-o-guia-completo-para-você-entender-os-5-princípios-da-poo-2b937b3fc530?utm_source=chatgpt.com" office:target-frame-name="_new" xlink:show="replace" text:style-name="Internet_20_link" text:visited-style-name="Visited_20_Internet_20_Link">https://medium.com/desenvolvendo-com-paixao/o-que-%C3%A9-solid-o-guia-completo-para-voc%C3%AA-entender-os-5-princ%C3%ADpios-da-poo-2b937b3fc530</text:a>. Acesso em: 27 ago. 2025.</text:p>
      <text:p text:style-name="P17"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21:45:58.000811678</meta:creation-date>
    <dc:date>2025-08-30T07:53:36.359251476</dc:date>
    <meta:editing-duration>PT43M33S</meta:editing-duration>
    <meta:editing-cycles>4</meta:editing-cycles>
    <meta:generator>LibreOffice/24.2.7.2$Linux_X86_64 LibreOffice_project/420$Build-2</meta:generator>
    <meta:print-date>2025-08-30T07:42:29.989667380</meta:print-date>
    <meta:printed-by>Arquivos PDF</meta:printed-by>
    <meta:document-statistic meta:table-count="0" meta:image-count="0" meta:object-count="0" meta:page-count="2" meta:paragraph-count="23" meta:word-count="676" meta:character-count="4788" meta:non-whitespace-character-count="4144"/>
  </office:meta>
</office:document-meta>
</file>